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1.0291in"/>
    </style:style>
    <style:style style:name="co7" style:family="table-column">
      <style:table-column-properties fo:break-before="auto" style:column-width="0.9752in"/>
    </style:style>
    <style:style style:name="co8" style:family="table-column">
      <style:table-column-properties fo:break-before="auto" style:column-width="1.1256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6976in" svg:height="5.1492in" svg:x="7.2461in" svg:y="2.8654in">
            <draw:object draw:notify-on-update-of-ranges="Sheet1.G7:Sheet1.G7 Sheet1.G8:Sheet1.G10 Sheet1.H7:Sheet1.H7 Sheet1.H8:Sheet1.H10 Sheet1.G7:Sheet1.G7 Sheet1.G8:Sheet1.G10 Sheet1.I7:Sheet1.I7 Sheet1.I8:Sheet1.I10 Sheet1.G7:Sheet1.G7 Sheet1.G8:Sheet1.G10 Sheet1.J7:Sheet1.J7 Sheet1.J8:Sheet1.J10 Sheet1.G7:Sheet1.G7 Sheet1.G8:Sheet1.G10 Sheet1.K7:Sheet1.K7 Sheet1.K8:Sheet1.K10 Sheet1.G7:Sheet1.G7 Sheet1.G8:Sheet1.G10 Sheet1.L7:Sheet1.L7 Sheet1.L8:Sheet1.L10 Sheet1.G7:Sheet1.G7 Sheet1.G8:Sheet1.G10 Sheet1.M7:Sheet1.M7 Sheet1.M8:Sheet1.M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7831in" svg:height="5.2406in" svg:x="6.8228in" svg:y="10.074in">
            <draw:object draw:notify-on-update-of-ranges="Sheet1.G52:Sheet1.G52 Sheet1.G53:Sheet1.G56 Sheet1.H52:Sheet1.H52 Sheet1.H53:Sheet1.H56 Sheet1.G52:Sheet1.G52 Sheet1.G53:Sheet1.G56 Sheet1.I52:Sheet1.I52 Sheet1.I53:Sheet1.I56 Sheet1.G52:Sheet1.G52 Sheet1.G53:Sheet1.G56 Sheet1.J52:Sheet1.J52 Sheet1.J53:Sheet1.J56 Sheet1.G52:Sheet1.G52 Sheet1.G53:Sheet1.G56 Sheet1.K52:Sheet1.K52 Sheet1.K53:Sheet1.K56 Sheet1.G52:Sheet1.G52 Sheet1.G53:Sheet1.G56 Sheet1.L52:Sheet1.L52 Sheet1.L53:Sheet1.L56 Sheet1.G52:Sheet1.G52 Sheet1.G53:Sheet1.G56 Sheet1.M52:Sheet1.M52 Sheet1.M53:Sheet1.M56 Sheet1.G52:Sheet1.G52 Sheet1.G53:Sheet1.G56 Sheet1.N52:Sheet1.N52 Sheet1.N53:Sheet1.N56 Sheet1.G52:Sheet1.G52 Sheet1.G53:Sheet1.G56 Sheet1.O52:Sheet1.O52 Sheet1.O53:Sheet1.O56 Sheet1.G52:Sheet1.G52 Sheet1.G53:Sheet1.G56 Sheet1.P52:Sheet1.P52 Sheet1.P53:Sheet1.P5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Exec_Space\SYMGS</text:p>
          </table:table-cell>
          <table:table-cell office:value-type="string">
            <text:p>Vanilla</text:p>
          </table:table-cell>
          <table:table-cell office:value-type="string">
            <text:p>Level</text:p>
          </table:table-cell>
          <table:table-cell office:value-type="string">
            <text:p>Inexact</text:p>
          </table:table-cell>
          <table:table-cell office:value-type="string">
            <text:p>Ie Iters</text:p>
          </table:table-cell>
          <table:table-cell table:number-columns-repeated="11"/>
        </table:table-row>
        <table:table-row table:style-name="ro1">
          <table:table-cell office:value-type="string">
            <text:p>Cuda (Shannon)</text:p>
          </table:table-cell>
          <table:table-cell office:value-type="float" office:value="0.408776">
            <text:p>0.408776</text:p>
          </table:table-cell>
          <table:table-cell office:value-type="float" office:value="0.0634977">
            <text:p>0.0634977</text:p>
          </table:table-cell>
          <table:table-cell office:value-type="float" office:value="0.091606">
            <text:p>0.091606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Cuda N = 16</text:p>
          </table:table-cell>
          <table:table-cell office:value-type="string">
            <text:p>Cuda N = 64</text:p>
          </table:table-cell>
          <table:table-cell office:value-type="string">
            <text:p>Cuda N = 128</text:p>
          </table:table-cell>
          <table:table-cell table:number-columns-repeated="6"/>
        </table:table-row>
        <table:table-row table:style-name="ro1">
          <table:table-cell office:value-type="string">
            <text:p>OpenMP (Shannon)</text:p>
          </table:table-cell>
          <table:table-cell office:value-type="float" office:value="1.67202">
            <text:p>1.67202</text:p>
          </table:table-cell>
          <table:table-cell office:value-type="float" office:value="0.233525">
            <text:p>0.233525</text:p>
          </table:table-cell>
          <table:table-cell office:value-type="float" office:value="0.295145">
            <text:p>0.295145</text:p>
          </table:table-cell>
          <table:table-cell office:value-type="float" office:value="18">
            <text:p>18</text:p>
          </table:table-cell>
          <table:table-cell office:value-type="string">
            <text:p>16^3</text:p>
          </table:table-cell>
          <table:table-cell office:value-type="float" office:value="1">
            <text:p>1</text:p>
          </table:table-cell>
          <table:table-cell office:value-type="float" office:value="0.087516">
            <text:p>0.087516</text:p>
          </table:table-cell>
          <table:table-cell office:value-type="float" office:value="0.611932">
            <text:p>0.611932</text:p>
          </table:table-cell>
          <table:table-cell office:value-type="float" office:value="1.2713">
            <text:p>1.2713</text:p>
          </table:table-cell>
          <table:table-cell table:number-columns-repeated="6"/>
        </table:table-row>
        <table:table-row table:style-name="ro2">
          <table:table-cell office:value-type="string">
            <text:p>Serial (Shannon)</text:p>
          </table:table-cell>
          <table:table-cell office:value-type="float" office:value="1.46676">
            <text:p>1.46676</text:p>
          </table:table-cell>
          <table:table-cell office:value-type="float" office:value="0.22152">
            <text:p>0.22152</text:p>
          </table:table-cell>
          <table:table-cell office:value-type="float" office:value="0.269744">
            <text:p>0.269744</text:p>
          </table:table-cell>
          <table:table-cell office:value-type="float" office:value="18">
            <text:p>18</text:p>
          </table:table-cell>
          <table:table-cell/>
          <table:table-cell office:value-type="float" office:value="2">
            <text:p>2</text:p>
          </table:table-cell>
          <table:table-cell office:value-type="float" office:value="0.0857736">
            <text:p>0.0857736</text:p>
          </table:table-cell>
          <table:table-cell office:value-type="float" office:value="1.41309">
            <text:p>1.41309</text:p>
          </table:table-cell>
          <table:table-cell office:value-type="float" office:value="3.51299">
            <text:p>3.51299</text:p>
          </table:table-cell>
          <table:table-cell table:number-columns-repeated="6"/>
        </table:table-row>
        <table:table-row table:style-name="ro1">
          <table:table-cell office:value-type="string">
            <text:p>Vanilla OpenMP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.0834751">
            <text:p>0.0834751</text:p>
          </table:table-cell>
          <table:table-cell office:value-type="float" office:value="1.17325">
            <text:p>1.17325</text:p>
          </table:table-cell>
          <table:table-cell office:value-type="float" office:value="4.07047">
            <text:p>4.07047</text:p>
          </table:table-cell>
          <table:table-cell table:number-columns-repeated="6"/>
        </table:table-row>
        <table:table-row table:style-name="ro2">
          <table:table-cell office:value-type="string">
            <text:p>Vanilla Serial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2"/>
        </table:table-row>
        <table:table-row table:style-name="ro1">
          <table:table-cell table:number-columns-repeated="6"/>
          <table:table-cell/>
          <table:table-cell office:value-type="string">
            <text:p>OpenMP N = 16</text:p>
          </table:table-cell>
          <table:table-cell office:value-type="string">
            <text:p>OpenMP N = 64</text:p>
          </table:table-cell>
          <table:table-cell office:value-type="string">
            <text:p>OpenMP N = 128</text:p>
          </table:table-cell>
          <table:table-cell office:value-type="string">
            <text:p>Cuda N = 16</text:p>
          </table:table-cell>
          <table:table-cell office:value-type="string">
            <text:p>Cuda N = 64</text:p>
          </table:table-cell>
          <table:table-cell office:value-type="string">
            <text:p>Cuda N = 128</text:p>
          </table:table-cell>
          <table:table-cell table:number-columns-repeated="3"/>
        </table:table-row>
        <table:table-row table:style-name="ro2">
          <table:table-cell office:value-type="string">
            <text:p>Exec_Space\SYMGS</text:p>
          </table:table-cell>
          <table:table-cell office:value-type="string">
            <text:p>Vanilla</text:p>
          </table:table-cell>
          <table:table-cell office:value-type="string">
            <text:p>Level</text:p>
          </table:table-cell>
          <table:table-cell office:value-type="string">
            <text:p>Inexac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110544">
            <text:p>0.110544</text:p>
          </table:table-cell>
          <table:table-cell office:value-type="float" office:value="0.50259">
            <text:p>0.50259</text:p>
          </table:table-cell>
          <table:table-cell office:value-type="float" office:value="1.09584">
            <text:p>1.09584</text:p>
          </table:table-cell>
          <table:table-cell office:value-type="float" office:value="0.087516">
            <text:p>0.087516</text:p>
          </table:table-cell>
          <table:table-cell office:value-type="float" office:value="0.611932">
            <text:p>0.611932</text:p>
          </table:table-cell>
          <table:table-cell office:value-type="float" office:value="1.2713">
            <text:p>1.2713</text:p>
          </table:table-cell>
          <table:table-cell table:number-columns-repeated="3"/>
        </table:table-row>
        <table:table-row table:style-name="ro1">
          <table:table-cell office:value-type="string">
            <text:p>Cuda (Shannon)</text:p>
          </table:table-cell>
          <table:table-cell office:value-type="float" office:value="0.64954">
            <text:p>0.64954</text:p>
          </table:table-cell>
          <table:table-cell office:value-type="float" office:value="0.720434">
            <text:p>0.720434</text:p>
          </table:table-cell>
          <table:table-cell office:value-type="float" office:value="0.560632">
            <text:p>0.560632</text:p>
          </table:table-cell>
          <table:table-cell office:value-type="float" office:value="12">
            <text:p>12</text:p>
          </table:table-cell>
          <table:table-cell/>
          <table:table-cell office:value-type="float" office:value="2">
            <text:p>2</text:p>
          </table:table-cell>
          <table:table-cell office:value-type="float" office:value="0.111938">
            <text:p>0.111938</text:p>
          </table:table-cell>
          <table:table-cell office:value-type="float" office:value="0.502229">
            <text:p>0.502229</text:p>
          </table:table-cell>
          <table:table-cell office:value-type="float" office:value="1.11385">
            <text:p>1.11385</text:p>
          </table:table-cell>
          <table:table-cell office:value-type="float" office:value="0.0857736">
            <text:p>0.0857736</text:p>
          </table:table-cell>
          <table:table-cell office:value-type="float" office:value="1.41309">
            <text:p>1.41309</text:p>
          </table:table-cell>
          <table:table-cell office:value-type="float" office:value="3.51299">
            <text:p>3.51299</text:p>
          </table:table-cell>
          <table:table-cell table:number-columns-repeated="3"/>
        </table:table-row>
        <table:table-row table:style-name="ro1">
          <table:table-cell office:value-type="string">
            <text:p>OpenMP (Shannon)</text:p>
          </table:table-cell>
          <table:table-cell office:value-type="float" office:value="1.76462">
            <text:p>1.76462</text:p>
          </table:table-cell>
          <table:table-cell office:value-type="float" office:value="2.42687">
            <text:p>2.42687</text:p>
          </table:table-cell>
          <table:table-cell office:value-type="float" office:value="0.97734">
            <text:p>0.97734</text:p>
          </table:table-cell>
          <table:table-cell office:value-type="float" office:value="12">
            <text:p>12</text:p>
          </table:table-cell>
          <table:table-cell office:value-type="string">
            <text:p>64^3</text:p>
          </table:table-cell>
          <table:table-cell office:value-type="float" office:value="4">
            <text:p>4</text:p>
          </table:table-cell>
          <table:table-cell office:value-type="float" office:value="0.111116">
            <text:p>0.111116</text:p>
          </table:table-cell>
          <table:table-cell office:value-type="float" office:value="0.495932">
            <text:p>0.495932</text:p>
          </table:table-cell>
          <table:table-cell office:value-type="float" office:value="1.11723">
            <text:p>1.11723</text:p>
          </table:table-cell>
          <table:table-cell office:value-type="float" office:value="0.0834751">
            <text:p>0.0834751</text:p>
          </table:table-cell>
          <table:table-cell office:value-type="float" office:value="1.17325">
            <text:p>1.17325</text:p>
          </table:table-cell>
          <table:table-cell office:value-type="float" office:value="4.07047">
            <text:p>4.07047</text:p>
          </table:table-cell>
          <table:table-cell table:number-columns-repeated="3"/>
        </table:table-row>
        <table:table-row table:style-name="ro2">
          <table:table-cell office:value-type="string">
            <text:p>Serial (Shannon)</text:p>
          </table:table-cell>
          <table:table-cell office:value-type="float" office:value="1.45816">
            <text:p>1.45816</text:p>
          </table:table-cell>
          <table:table-cell office:value-type="float" office:value="1.56839">
            <text:p>1.56839</text:p>
          </table:table-cell>
          <table:table-cell office:value-type="float" office:value="0.485523">
            <text:p>0.485523</text:p>
          </table:table-cell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string">
            <text:p>Vanilla OpenMP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2"/>
        </table:table-row>
        <table:table-row table:style-name="ro2">
          <table:table-cell office:value-type="string">
            <text:p>Vanilla Serial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2"/>
        </table:table-row>
        <table:table-row table:style-name="ro3">
          <table:table-cell table:number-columns-repeated="16"/>
        </table:table-row>
        <table:table-row table:style-name="ro2">
          <table:table-cell office:value-type="string">
            <text:p>Exec_Space\SYMGS</text:p>
          </table:table-cell>
          <table:table-cell office:value-type="string">
            <text:p>Vanilla</text:p>
          </table:table-cell>
          <table:table-cell office:value-type="string">
            <text:p>Level</text:p>
          </table:table-cell>
          <table:table-cell office:value-type="string">
            <text:p>Inexact</text:p>
          </table:table-cell>
          <table:table-cell table:number-columns-repeated="12"/>
        </table:table-row>
        <table:table-row table:style-name="ro1">
          <table:table-cell office:value-type="string">
            <text:p>Cuda (Shannon)</text:p>
          </table:table-cell>
          <table:table-cell office:value-type="float" office:value="0.660526">
            <text:p>0.660526</text:p>
          </table:table-cell>
          <table:table-cell office:value-type="float" office:value="2.1373">
            <text:p>2.1373</text:p>
          </table:table-cell>
          <table:table-cell office:value-type="float" office:value="1.39231">
            <text:p>1.39231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string">
            <text:p>OpenMP (Shannon)</text:p>
          </table:table-cell>
          <table:table-cell office:value-type="float" office:value="1.82678">
            <text:p>1.82678</text:p>
          </table:table-cell>
          <table:table-cell office:value-type="float" office:value="4.19081">
            <text:p>4.19081</text:p>
          </table:table-cell>
          <table:table-cell office:value-type="float" office:value="1.84878">
            <text:p>1.84878</text:p>
          </table:table-cell>
          <table:table-cell office:value-type="float" office:value="5">
            <text:p>5</text:p>
          </table:table-cell>
          <table:table-cell office:value-type="string">
            <text:p>128^3</text:p>
          </table:table-cell>
          <table:table-cell table:number-columns-repeated="10"/>
        </table:table-row>
        <table:table-row table:style-name="ro2">
          <table:table-cell office:value-type="string">
            <text:p>Serial (Shannon)</text:p>
          </table:table-cell>
          <table:table-cell office:value-type="float" office:value="1.49575">
            <text:p>1.49575</text:p>
          </table:table-cell>
          <table:table-cell office:value-type="float" office:value="2.18794">
            <text:p>2.18794</text:p>
          </table:table-cell>
          <table:table-cell office:value-type="float" office:value="0.810011">
            <text:p>0.810011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string">
            <text:p>Vanilla OpenMP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2"/>
        </table:table-row>
        <table:table-row table:style-name="ro2">
          <table:table-cell office:value-type="string">
            <text:p>Vanilla Serial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2"/>
        </table:table-row>
        <table:table-row table:style-name="ro3">
          <table:table-cell table:number-columns-repeated="16"/>
        </table:table-row>
        <table:table-row table:style-name="ro2">
          <table:table-cell office:value-type="string">
            <text:p>Exec_Space\SYMGS</text:p>
          </table:table-cell>
          <table:table-cell office:value-type="string">
            <text:p>Vanilla</text:p>
          </table:table-cell>
          <table:table-cell office:value-type="string">
            <text:p>Level</text:p>
          </table:table-cell>
          <table:table-cell office:value-type="string">
            <text:p>Inexact</text:p>
          </table:table-cell>
          <table:table-cell table:number-columns-repeated="12"/>
        </table:table-row>
        <table:table-row table:style-name="ro1">
          <table:table-cell office:value-type="string">
            <text:p>Cuda (Shannon)</text:p>
          </table:table-cell>
          <table:table-cell office:value-type="float" office:value="0.659346">
            <text:p>0.659346</text:p>
          </table:table-cell>
          <table:table-cell office:value-type="float" office:value="2.89654">
            <text:p>2.89654</text:p>
          </table:table-cell>
          <table:table-cell table:number-columns-repeated="13"/>
        </table:table-row>
        <table:table-row table:style-name="ro1">
          <table:table-cell office:value-type="string">
            <text:p>OpenMP (Shannon)</text:p>
          </table:table-cell>
          <table:table-cell office:value-type="float" office:value="1.842">
            <text:p>1.842</text:p>
          </table:table-cell>
          <table:table-cell office:value-type="float" office:value="4.858">
            <text:p>4.858</text:p>
          </table:table-cell>
          <table:table-cell table:number-columns-repeated="2"/>
          <table:table-cell office:value-type="string">
            <text:p>192^3</text:p>
          </table:table-cell>
          <table:table-cell table:number-columns-repeated="10"/>
        </table:table-row>
        <table:table-row table:style-name="ro2">
          <table:table-cell office:value-type="string">
            <text:p>Serial (Shannon)</text:p>
          </table:table-cell>
          <table:table-cell office:value-type="float" office:value="1.5048">
            <text:p>1.5048</text:p>
          </table:table-cell>
          <table:table-cell office:value-type="float" office:value="2.37896">
            <text:p>2.37896</text:p>
          </table:table-cell>
          <table:table-cell table:number-columns-repeated="13"/>
        </table:table-row>
        <table:table-row table:style-name="ro1">
          <table:table-cell office:value-type="string">
            <text:p>Vanilla OpenMP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2"/>
        </table:table-row>
        <table:table-row table:style-name="ro2">
          <table:table-cell office:value-type="string">
            <text:p>Vanilla Serial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2"/>
        </table:table-row>
        <table:table-row table:style-name="ro2" table:number-rows-repeated="2">
          <table:table-cell table:number-columns-repeated="16"/>
        </table:table-row>
        <table:table-row table:style-name="ro1">
          <table:table-cell/>
          <table:table-cell office:value-type="string">
            <text:p>Cuda</text:p>
          </table:table-cell>
          <table:table-cell office:value-type="string">
            <text:p>OpenMP</text:p>
          </table:table-cell>
          <table:table-cell office:value-type="string">
            <text:p>Serial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408776">
            <text:p>0.408776</text:p>
          </table:table-cell>
          <table:table-cell office:value-type="float" office:value="1.67202">
            <text:p>1.67202</text:p>
          </table:table-cell>
          <table:table-cell office:value-type="float" office:value="1.46676">
            <text:p>1.46676</text:p>
          </table:table-cell>
          <table:table-cell table:number-columns-repeated="1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64954">
            <text:p>0.64954</text:p>
          </table:table-cell>
          <table:table-cell office:value-type="float" office:value="1.76462">
            <text:p>1.76462</text:p>
          </table:table-cell>
          <table:table-cell office:value-type="float" office:value="1.45816">
            <text:p>1.45816</text:p>
          </table:table-cell>
          <table:table-cell table:number-columns-repeated="12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660526">
            <text:p>0.660526</text:p>
          </table:table-cell>
          <table:table-cell office:value-type="float" office:value="1.82678">
            <text:p>1.82678</text:p>
          </table:table-cell>
          <table:table-cell office:value-type="float" office:value="1.49575">
            <text:p>1.49575</text:p>
          </table:table-cell>
          <table:table-cell table:number-columns-repeated="12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0.659346">
            <text:p>0.659346</text:p>
          </table:table-cell>
          <table:table-cell office:value-type="float" office:value="1.842">
            <text:p>1.842</text:p>
          </table:table-cell>
          <table:table-cell office:value-type="float" office:value="1.5048">
            <text:p>1.5048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1">
          <table:table-cell/>
          <table:table-cell office:value-type="string">
            <text:p>Cuda N = 16</text:p>
          </table:table-cell>
          <table:table-cell office:value-type="string">
            <text:p>Cuda N = 64</text:p>
          </table:table-cell>
          <table:table-cell office:value-type="string">
            <text:p>Cuda N = 128</text:p>
          </table:table-cell>
          <table:table-cell table:number-columns-repeated="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87516">
            <text:p>0.087516</text:p>
          </table:table-cell>
          <table:table-cell office:value-type="float" office:value="0.611932">
            <text:p>0.611932</text:p>
          </table:table-cell>
          <table:table-cell office:value-type="float" office:value="1.2713">
            <text:p>1.2713</text:p>
          </table:table-cell>
          <table:table-cell table:number-columns-repeated="1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857736">
            <text:p>0.0857736</text:p>
          </table:table-cell>
          <table:table-cell office:value-type="float" office:value="1.41309">
            <text:p>1.41309</text:p>
          </table:table-cell>
          <table:table-cell office:value-type="float" office:value="3.51299">
            <text:p>3.51299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834751">
            <text:p>0.0834751</text:p>
          </table:table-cell>
          <table:table-cell office:value-type="float" office:value="1.17325">
            <text:p>1.17325</text:p>
          </table:table-cell>
          <table:table-cell office:value-type="float" office:value="4.07047">
            <text:p>4.0704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1">
          <table:table-cell/>
          <table:table-cell office:value-type="string">
            <text:p>OpenMP N = 16</text:p>
          </table:table-cell>
          <table:table-cell office:value-type="string">
            <text:p>OpenMP N = 64</text:p>
          </table:table-cell>
          <table:table-cell office:value-type="string">
            <text:p>OpenMP N = 128</text:p>
          </table:table-cell>
          <table:table-cell table:number-columns-repeated="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10544">
            <text:p>0.110544</text:p>
          </table:table-cell>
          <table:table-cell office:value-type="float" office:value="0.50259">
            <text:p>0.50259</text:p>
          </table:table-cell>
          <table:table-cell office:value-type="float" office:value="1.09584">
            <text:p>1.09584</text:p>
          </table:table-cell>
          <table:table-cell table:number-columns-repeated="1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11938">
            <text:p>0.111938</text:p>
          </table:table-cell>
          <table:table-cell office:value-type="float" office:value="0.502229">
            <text:p>0.502229</text:p>
          </table:table-cell>
          <table:table-cell office:value-type="float" office:value="1.11385">
            <text:p>1.11385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11116">
            <text:p>0.111116</text:p>
          </table:table-cell>
          <table:table-cell office:value-type="float" office:value="0.495932">
            <text:p>0.495932</text:p>
          </table:table-cell>
          <table:table-cell office:value-type="float" office:value="1.11723">
            <text:p>1.11723</text:p>
          </table:table-cell>
          <table:table-cell table:number-columns-repeated="12"/>
        </table:table-row>
        <table:table-row table:style-name="ro2" table:number-rows-repeated="6">
          <table:table-cell table:number-columns-repeated="16"/>
        </table:table-row>
        <table:table-row table:style-name="ro2">
          <table:table-cell office:value-type="string">
            <text:p>Exec_Space\SYMGS</text:p>
          </table:table-cell>
          <table:table-cell office:value-type="string">
            <text:p>Vanilla</text:p>
          </table:table-cell>
          <table:table-cell office:value-type="string">
            <text:p>Level</text:p>
          </table:table-cell>
          <table:table-cell office:value-type="string">
            <text:p>Inexact</text:p>
          </table:table-cell>
          <table:table-cell table:number-columns-repeated="12"/>
        </table:table-row>
        <table:table-row table:style-name="ro1">
          <table:table-cell office:value-type="string">
            <text:p>Cuda (Shannon)</text:p>
          </table:table-cell>
          <table:table-cell office:value-type="float" office:value="0.408776">
            <text:p>0.408776</text:p>
          </table:table-cell>
          <table:table-cell office:value-type="float" office:value="0.0634977">
            <text:p>0.0634977</text:p>
          </table:table-cell>
          <table:table-cell office:value-type="float" office:value="0.091606">
            <text:p>0.091606</text:p>
          </table:table-cell>
          <table:table-cell table:number-columns-repeated="2"/>
          <table:table-cell/>
          <table:table-cell office:value-type="string">
            <text:p>Simple-Serial</text:p>
          </table:table-cell>
          <table:table-cell office:value-type="string">
            <text:p>Simple-OpenMP</text:p>
          </table:table-cell>
          <table:table-cell office:value-type="string">
            <text:p>Simple-Cuda</text:p>
          </table:table-cell>
          <table:table-cell office:value-type="string">
            <text:p>Level-Serial</text:p>
          </table:table-cell>
          <table:table-cell office:value-type="string">
            <text:p>Level-OpenMP</text:p>
          </table:table-cell>
          <table:table-cell office:value-type="string">
            <text:p>Level-Cuda</text:p>
          </table:table-cell>
          <table:table-cell office:value-type="string">
            <text:p>Inexact-Serial</text:p>
          </table:table-cell>
          <table:table-cell office:value-type="string">
            <text:p>Inexact-OpenMP</text:p>
          </table:table-cell>
          <table:table-cell office:value-type="string">
            <text:p>Inexact-Cuda</text:p>
          </table:table-cell>
        </table:table-row>
        <table:table-row table:style-name="ro1">
          <table:table-cell office:value-type="string">
            <text:p>OpenMP (Shannon)</text:p>
          </table:table-cell>
          <table:table-cell office:value-type="float" office:value="1.67202">
            <text:p>1.67202</text:p>
          </table:table-cell>
          <table:table-cell office:value-type="float" office:value="0.233525">
            <text:p>0.233525</text:p>
          </table:table-cell>
          <table:table-cell office:value-type="float" office:value="0.295145">
            <text:p>0.295145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.46676">
            <text:p>1.46676</text:p>
          </table:table-cell>
          <table:table-cell office:value-type="float" office:value="1.67202">
            <text:p>1.67202</text:p>
          </table:table-cell>
          <table:table-cell office:value-type="float" office:value="0.408776">
            <text:p>0.408776</text:p>
          </table:table-cell>
          <table:table-cell office:value-type="float" office:value="0.22152">
            <text:p>0.22152</text:p>
          </table:table-cell>
          <table:table-cell office:value-type="float" office:value="0.233525">
            <text:p>0.233525</text:p>
          </table:table-cell>
          <table:table-cell office:value-type="float" office:value="0.0634977">
            <text:p>0.0634977</text:p>
          </table:table-cell>
          <table:table-cell office:value-type="float" office:value="0.269744">
            <text:p>0.269744</text:p>
          </table:table-cell>
          <table:table-cell office:value-type="float" office:value="0.295145">
            <text:p>0.295145</text:p>
          </table:table-cell>
          <table:table-cell office:value-type="float" office:value="0.091606">
            <text:p>0.091606</text:p>
          </table:table-cell>
        </table:table-row>
        <table:table-row table:style-name="ro2">
          <table:table-cell office:value-type="string">
            <text:p>Serial (Shannon)</text:p>
          </table:table-cell>
          <table:table-cell office:value-type="float" office:value="1.46676">
            <text:p>1.46676</text:p>
          </table:table-cell>
          <table:table-cell office:value-type="float" office:value="0.22152">
            <text:p>0.22152</text:p>
          </table:table-cell>
          <table:table-cell office:value-type="float" office:value="0.269744">
            <text:p>0.269744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1.45816">
            <text:p>1.45816</text:p>
          </table:table-cell>
          <table:table-cell office:value-type="float" office:value="1.76462">
            <text:p>1.76462</text:p>
          </table:table-cell>
          <table:table-cell office:value-type="float" office:value="0.64954">
            <text:p>0.64954</text:p>
          </table:table-cell>
          <table:table-cell office:value-type="float" office:value="1.56839">
            <text:p>1.56839</text:p>
          </table:table-cell>
          <table:table-cell office:value-type="float" office:value="2.42687">
            <text:p>2.42687</text:p>
          </table:table-cell>
          <table:table-cell office:value-type="float" office:value="0.720434">
            <text:p>0.720434</text:p>
          </table:table-cell>
          <table:table-cell office:value-type="float" office:value="0.485523">
            <text:p>0.485523</text:p>
          </table:table-cell>
          <table:table-cell office:value-type="float" office:value="0.97734">
            <text:p>0.97734</text:p>
          </table:table-cell>
          <table:table-cell office:value-type="float" office:value="0.560632">
            <text:p>0.560632</text:p>
          </table:table-cell>
        </table:table-row>
        <table:table-row table:style-name="ro1">
          <table:table-cell office:value-type="string">
            <text:p>Vanilla OpenMP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"/>
          <table:table-cell office:value-type="float" office:value="128">
            <text:p>128</text:p>
          </table:table-cell>
          <table:table-cell office:value-type="float" office:value="1.49575">
            <text:p>1.49575</text:p>
          </table:table-cell>
          <table:table-cell office:value-type="float" office:value="1.82678">
            <text:p>1.82678</text:p>
          </table:table-cell>
          <table:table-cell office:value-type="float" office:value="0.660526">
            <text:p>0.660526</text:p>
          </table:table-cell>
          <table:table-cell office:value-type="float" office:value="2.18794">
            <text:p>2.18794</text:p>
          </table:table-cell>
          <table:table-cell office:value-type="float" office:value="4.19081">
            <text:p>4.19081</text:p>
          </table:table-cell>
          <table:table-cell office:value-type="float" office:value="2.1373">
            <text:p>2.1373</text:p>
          </table:table-cell>
          <table:table-cell office:value-type="float" office:value="0.810011">
            <text:p>0.810011</text:p>
          </table:table-cell>
          <table:table-cell office:value-type="float" office:value="1.84878">
            <text:p>1.84878</text:p>
          </table:table-cell>
          <table:table-cell office:value-type="float" office:value="1.39231">
            <text:p>1.39231</text:p>
          </table:table-cell>
        </table:table-row>
        <table:table-row table:style-name="ro2">
          <table:table-cell office:value-type="string">
            <text:p>Vanilla Serial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"/>
          <table:table-cell office:value-type="float" office:value="196">
            <text:p>196</text:p>
          </table:table-cell>
          <table:table-cell office:value-type="float" office:value="1.5048">
            <text:p>1.5048</text:p>
          </table:table-cell>
          <table:table-cell office:value-type="float" office:value="1.842">
            <text:p>1.842</text:p>
          </table:table-cell>
          <table:table-cell office:value-type="float" office:value="0.659346">
            <text:p>0.659346</text:p>
          </table:table-cell>
          <table:table-cell office:value-type="float" office:value="2.37896">
            <text:p>2.37896</text:p>
          </table:table-cell>
          <table:table-cell office:value-type="float" office:value="4.858">
            <text:p>4.858</text:p>
          </table:table-cell>
          <table:table-cell office:value-type="float" office:value="2.89654">
            <text:p>2.89654</text:p>
          </table:table-cell>
          <table:table-cell table:number-columns-repeated="3"/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Exec_Space\SYMGS</text:p>
          </table:table-cell>
          <table:table-cell office:value-type="string">
            <text:p>Vanilla</text:p>
          </table:table-cell>
          <table:table-cell office:value-type="string">
            <text:p>Level</text:p>
          </table:table-cell>
          <table:table-cell office:value-type="string">
            <text:p>Inexact</text:p>
          </table:table-cell>
          <table:table-cell table:number-columns-repeated="12"/>
        </table:table-row>
        <table:table-row table:style-name="ro1">
          <table:table-cell office:value-type="string">
            <text:p>Cuda (Shannon)</text:p>
          </table:table-cell>
          <table:table-cell office:value-type="float" office:value="0.64954">
            <text:p>0.64954</text:p>
          </table:table-cell>
          <table:table-cell office:value-type="float" office:value="0.720434">
            <text:p>0.720434</text:p>
          </table:table-cell>
          <table:table-cell office:value-type="float" office:value="0.560632">
            <text:p>0.560632</text:p>
          </table:table-cell>
          <table:table-cell table:number-columns-repeated="12"/>
        </table:table-row>
        <table:table-row table:style-name="ro1">
          <table:table-cell office:value-type="string">
            <text:p>OpenMP (Shannon)</text:p>
          </table:table-cell>
          <table:table-cell office:value-type="float" office:value="1.76462">
            <text:p>1.76462</text:p>
          </table:table-cell>
          <table:table-cell office:value-type="float" office:value="2.42687">
            <text:p>2.42687</text:p>
          </table:table-cell>
          <table:table-cell office:value-type="float" office:value="0.97734">
            <text:p>0.97734</text:p>
          </table:table-cell>
          <table:table-cell table:number-columns-repeated="12"/>
        </table:table-row>
        <table:table-row table:style-name="ro2">
          <table:table-cell office:value-type="string">
            <text:p>Serial (Shannon)</text:p>
          </table:table-cell>
          <table:table-cell office:value-type="float" office:value="1.45816">
            <text:p>1.45816</text:p>
          </table:table-cell>
          <table:table-cell office:value-type="float" office:value="1.56839">
            <text:p>1.56839</text:p>
          </table:table-cell>
          <table:table-cell office:value-type="float" office:value="0.485523">
            <text:p>0.485523</text:p>
          </table:table-cell>
          <table:table-cell table:number-columns-repeated="12"/>
        </table:table-row>
        <table:table-row table:style-name="ro1">
          <table:table-cell office:value-type="string">
            <text:p>Vanilla OpenMP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2"/>
        </table:table-row>
        <table:table-row table:style-name="ro2">
          <table:table-cell office:value-type="string">
            <text:p>Vanilla Serial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Exec_Space\SYMGS</text:p>
          </table:table-cell>
          <table:table-cell office:value-type="string">
            <text:p>Vanilla</text:p>
          </table:table-cell>
          <table:table-cell office:value-type="string">
            <text:p>Level</text:p>
          </table:table-cell>
          <table:table-cell office:value-type="string">
            <text:p>Inexact</text:p>
          </table:table-cell>
          <table:table-cell table:number-columns-repeated="12"/>
        </table:table-row>
        <table:table-row table:style-name="ro1">
          <table:table-cell office:value-type="string">
            <text:p>Cuda (Shannon)</text:p>
          </table:table-cell>
          <table:table-cell office:value-type="float" office:value="0.660526">
            <text:p>0.660526</text:p>
          </table:table-cell>
          <table:table-cell office:value-type="float" office:value="2.1373">
            <text:p>2.1373</text:p>
          </table:table-cell>
          <table:table-cell office:value-type="float" office:value="1.39231">
            <text:p>1.39231</text:p>
          </table:table-cell>
          <table:table-cell table:number-columns-repeated="12"/>
        </table:table-row>
        <table:table-row table:style-name="ro1">
          <table:table-cell office:value-type="string">
            <text:p>OpenMP (Shannon)</text:p>
          </table:table-cell>
          <table:table-cell office:value-type="float" office:value="1.82678">
            <text:p>1.82678</text:p>
          </table:table-cell>
          <table:table-cell office:value-type="float" office:value="4.19081">
            <text:p>4.19081</text:p>
          </table:table-cell>
          <table:table-cell office:value-type="float" office:value="1.84878">
            <text:p>1.84878</text:p>
          </table:table-cell>
          <table:table-cell table:number-columns-repeated="12"/>
        </table:table-row>
        <table:table-row table:style-name="ro2">
          <table:table-cell office:value-type="string">
            <text:p>Serial (Shannon)</text:p>
          </table:table-cell>
          <table:table-cell office:value-type="float" office:value="1.49575">
            <text:p>1.49575</text:p>
          </table:table-cell>
          <table:table-cell office:value-type="float" office:value="2.18794">
            <text:p>2.18794</text:p>
          </table:table-cell>
          <table:table-cell office:value-type="float" office:value="0.810011">
            <text:p>0.810011</text:p>
          </table:table-cell>
          <table:table-cell table:number-columns-repeated="12"/>
        </table:table-row>
        <table:table-row table:style-name="ro1">
          <table:table-cell office:value-type="string">
            <text:p>Vanilla OpenMP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2"/>
        </table:table-row>
        <table:table-row table:style-name="ro2">
          <table:table-cell office:value-type="string">
            <text:p>Vanilla Serial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Exec_Space\SYMGS</text:p>
          </table:table-cell>
          <table:table-cell office:value-type="string">
            <text:p>Vanilla</text:p>
          </table:table-cell>
          <table:table-cell office:value-type="string">
            <text:p>Level</text:p>
          </table:table-cell>
          <table:table-cell office:value-type="string">
            <text:p>Inexact</text:p>
          </table:table-cell>
          <table:table-cell table:number-columns-repeated="12"/>
        </table:table-row>
        <table:table-row table:style-name="ro1">
          <table:table-cell office:value-type="string">
            <text:p>Cuda (Shannon)</text:p>
          </table:table-cell>
          <table:table-cell office:value-type="float" office:value="0.659346">
            <text:p>0.659346</text:p>
          </table:table-cell>
          <table:table-cell office:value-type="float" office:value="2.89654">
            <text:p>2.89654</text:p>
          </table:table-cell>
          <table:table-cell table:number-columns-repeated="13"/>
        </table:table-row>
        <table:table-row table:style-name="ro1">
          <table:table-cell office:value-type="string">
            <text:p>OpenMP (Shannon)</text:p>
          </table:table-cell>
          <table:table-cell office:value-type="float" office:value="1.842">
            <text:p>1.842</text:p>
          </table:table-cell>
          <table:table-cell office:value-type="float" office:value="4.858">
            <text:p>4.858</text:p>
          </table:table-cell>
          <table:table-cell table:number-columns-repeated="13"/>
        </table:table-row>
        <table:table-row table:style-name="ro2">
          <table:table-cell office:value-type="string">
            <text:p>Serial (Shannon)</text:p>
          </table:table-cell>
          <table:table-cell office:value-type="float" office:value="1.5048">
            <text:p>1.5048</text:p>
          </table:table-cell>
          <table:table-cell office:value-type="float" office:value="2.37896">
            <text:p>2.37896</text:p>
          </table:table-cell>
          <table:table-cell table:number-columns-repeated="13"/>
        </table:table-row>
        <table:table-row table:style-name="ro1">
          <table:table-cell office:value-type="string">
            <text:p>Vanilla OpenMP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2"/>
        </table:table-row>
        <table:table-row table:style-name="ro2">
          <table:table-cell office:value-type="string">
            <text:p>Vanilla Serial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2"/>
        </table:table-row>
        <table:table-row table:style-name="ro2" table:number-rows-repeated="1048498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0000-00-00T10:30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ary Bookey</meta:initial-creator>
    <meta:creation-date>2015-08-03T15:45:17</meta:creation-date>
    <dc:date>2015-08-11T14:54:02</dc:date>
    <dc:creator>Zachary Bookey</dc:creator>
    <meta:editing-duration>PT4H27M12S</meta:editing-duration>
    <meta:editing-cycles>10</meta:editing-cycles>
    <meta:generator>LibreOffice/4.0.4.2$Linux_X86_64 LibreOffice_project/400m0$Build-2</meta:generator>
    <meta:document-statistic meta:table-count="1" meta:cell-count="3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resolution="5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dash" draw:stroke-dash="Fine_20_Dashed"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dash" draw:stroke-dash="Ultrafine_20_2_20_Dots_20_3_20_Dashes" svg:stroke-width="0.08cm" svg:stroke-color="#c5000b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dash" draw:stroke-dash="Fine_20_Dashed" svg:stroke-width="0.08cm" svg:stroke-color="#2300dc" draw:fill-color="#2300d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dash" draw:stroke-dash="Ultrafine_20_2_20_Dots_20_3_20_Dashes" svg:stroke-width="0.08cm" svg:stroke-color="#2300dc" draw:fill-color="#2300d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-dash="Ultrafine_20_Dotted_20__28_var_29_" svg:stroke-width="0.08cm" svg:stroke-color="#2300dc" draw:fill-color="#2300d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093cm" svg:height="13.08cm" xlink:href=".." xlink:type="simple" chart:class="chart:scatter" chart:style-name="ch1">
        <chart:title svg:x="8.193cm" svg:y="0.397cm" chart:style-name="ch2">
          <text:p>Vector Length Performance</text:p>
        </chart:title>
        <chart:subtitle svg:x="5.612cm" svg:y="1.447cm" chart:style-name="ch3">
          <text:p>Performance with Given Vector Length Over Problem Size N^3</text:p>
        </chart:subtitle>
        <chart:legend chart:legend-position="end" svg:x="17.22cm" svg:y="4.972cm" style:legend-expansion="high" chart:style-name="ch4"/>
        <chart:plot-area chart:style-name="ch5" table:cell-range-address="Sheet1.G7:Sheet1.M10" chart:data-source-has-labels="row" svg:x="1.46cm" svg:y="2.634cm" svg:width="14.878cm" svg:height="9.196cm">
          <chartooo:coordinate-region svg:x="2.197cm" svg:y="2.837cm" svg:width="13.896cm" svg:height="8.338cm"/>
          <chart:axis chart:dimension="x" chart:name="primary-x" chart:style-name="ch6">
            <chart:title svg:x="7.815cm" svg:y="12.091cm" chart:style-name="ch7">
              <text:p>Vector Length</text:p>
            </chart:title>
          </chart:axis>
          <chart:axis chart:dimension="y" chart:name="primary-y" chart:style-name="ch6">
            <chart:title svg:x="0.451cm" svg:y="7.938cm" chart:style-name="ch8">
              <text:p>GFLOPS</text:p>
            </chart:title>
          </chart:axis>
          <chart:series chart:style-name="ch9" chart:values-cell-range-address="Sheet1.H8:Sheet1.H10" chart:label-cell-address="Sheet1.H7:Sheet1.H7" chart:class="chart:scatter">
            <chart:domain table:cell-range-address="Sheet1.G8:Sheet1.G10"/>
            <chart:data-point chart:repeated="3"/>
          </chart:series>
          <chart:series chart:style-name="ch10" chart:values-cell-range-address="Sheet1.I8:Sheet1.I10" chart:label-cell-address="Sheet1.I7:Sheet1.I7" chart:class="chart:scatter">
            <chart:data-point chart:repeated="3"/>
          </chart:series>
          <chart:series chart:style-name="ch11" chart:values-cell-range-address="Sheet1.J8:Sheet1.J10" chart:label-cell-address="Sheet1.J7:Sheet1.J7" chart:class="chart:scatter">
            <chart:data-point chart:repeated="3"/>
          </chart:series>
          <chart:series chart:style-name="ch12" chart:values-cell-range-address="Sheet1.K8:Sheet1.K10" chart:label-cell-address="Sheet1.K7:Sheet1.K7" chart:class="chart:scatter">
            <chart:data-point chart:repeated="3"/>
          </chart:series>
          <chart:series chart:style-name="ch13" chart:values-cell-range-address="Sheet1.L8:Sheet1.L10" chart:label-cell-address="Sheet1.L7:Sheet1.L7" chart:class="chart:scatter">
            <chart:data-point chart:repeated="3"/>
          </chart:series>
          <chart:series chart:style-name="ch14" chart:values-cell-range-address="Sheet1.M8:Sheet1.M10" chart:label-cell-address="Sheet1.M7:Sheet1.M7" chart:class="chart:scatte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OpenMP N = 16</text:p>
                <draw:g>
                  <svg:desc>Sheet1.H7:Sheet1.H7</svg:desc>
                </draw:g>
              </table:table-cell>
              <table:table-cell office:value-type="string">
                <text:p>OpenMP N = 64</text:p>
                <draw:g>
                  <svg:desc>Sheet1.I7:Sheet1.I7</svg:desc>
                </draw:g>
              </table:table-cell>
              <table:table-cell office:value-type="string">
                <text:p>OpenMP N = 128</text:p>
                <draw:g>
                  <svg:desc>Sheet1.J7:Sheet1.J7</svg:desc>
                </draw:g>
              </table:table-cell>
              <table:table-cell office:value-type="string">
                <text:p>Cuda N = 16</text:p>
                <draw:g>
                  <svg:desc>Sheet1.K7:Sheet1.K7</svg:desc>
                </draw:g>
              </table:table-cell>
              <table:table-cell office:value-type="string">
                <text:p>Cuda N = 64</text:p>
                <draw:g>
                  <svg:desc>Sheet1.L7:Sheet1.L7</svg:desc>
                </draw:g>
              </table:table-cell>
              <table:table-cell office:value-type="string">
                <text:p>Cuda N = 128</text:p>
                <draw:g>
                  <svg:desc>Sheet1.M7:Sheet1.M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8:Sheet1.G10</svg:desc>
                </draw:g>
              </table:table-cell>
              <table:table-cell office:value-type="float" office:value="0.110544">
                <text:p>0.110544</text:p>
                <draw:g>
                  <svg:desc>Sheet1.H8:Sheet1.H10</svg:desc>
                </draw:g>
              </table:table-cell>
              <table:table-cell office:value-type="float" office:value="0.50259">
                <text:p>0.50259</text:p>
                <draw:g>
                  <svg:desc>Sheet1.I8:Sheet1.I10</svg:desc>
                </draw:g>
              </table:table-cell>
              <table:table-cell office:value-type="float" office:value="1.09584">
                <text:p>1.09584</text:p>
                <draw:g>
                  <svg:desc>Sheet1.J8:Sheet1.J10</svg:desc>
                </draw:g>
              </table:table-cell>
              <table:table-cell office:value-type="float" office:value="0.087516">
                <text:p>0.087516</text:p>
                <draw:g>
                  <svg:desc>Sheet1.K8:Sheet1.K10</svg:desc>
                </draw:g>
              </table:table-cell>
              <table:table-cell office:value-type="float" office:value="0.611932">
                <text:p>0.611932</text:p>
                <draw:g>
                  <svg:desc>Sheet1.L8:Sheet1.L10</svg:desc>
                </draw:g>
              </table:table-cell>
              <table:table-cell office:value-type="float" office:value="1.2713">
                <text:p>1.2713</text:p>
                <draw:g>
                  <svg:desc>Sheet1.M8:Sheet1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11938">
                <text:p>0.111938</text:p>
              </table:table-cell>
              <table:table-cell office:value-type="float" office:value="0.502229">
                <text:p>0.502229</text:p>
              </table:table-cell>
              <table:table-cell office:value-type="float" office:value="1.11385">
                <text:p>1.11385</text:p>
              </table:table-cell>
              <table:table-cell office:value-type="float" office:value="0.0857736">
                <text:p>0.0857736</text:p>
              </table:table-cell>
              <table:table-cell office:value-type="float" office:value="1.41309">
                <text:p>1.41309</text:p>
              </table:table-cell>
              <table:table-cell office:value-type="float" office:value="3.51299">
                <text:p>3.51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11116">
                <text:p>0.111116</text:p>
              </table:table-cell>
              <table:table-cell office:value-type="float" office:value="0.495932">
                <text:p>0.495932</text:p>
              </table:table-cell>
              <table:table-cell office:value-type="float" office:value="1.11723">
                <text:p>1.11723</text:p>
              </table:table-cell>
              <table:table-cell office:value-type="float" office:value="0.0834751">
                <text:p>0.0834751</text:p>
              </table:table-cell>
              <table:table-cell office:value-type="float" office:value="1.17325">
                <text:p>1.17325</text:p>
              </table:table-cell>
              <table:table-cell office:value-type="float" office:value="4.07047">
                <text:p>4.070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resolution="5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dash" draw:stroke-dash="Fine_20_Dashed"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dash" draw:stroke-dash="Ultrafine_20_2_20_Dots_20_3_20_Dashes" svg:stroke-width="0.08cm" svg:stroke-color="#c5000b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dash" draw:stroke-dash="Fine_20_Dashed" svg:stroke-width="0.08cm" svg:stroke-color="#2300dc" draw:fill-color="#2300d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dash" draw:stroke-dash="Ultrafine_20_2_20_Dots_20_3_20_Dashes" svg:stroke-width="0.08cm" svg:stroke-color="#2300dc" draw:fill-color="#2300d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-dash="Ultrafine_20_Dotted_20__28_var_29_" svg:stroke-width="0.08cm" svg:stroke-color="#2300dc" draw:fill-color="#2300d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093cm" svg:height="13.08cm" xlink:href=".." xlink:type="simple" chart:class="chart:scatter" chart:style-name="ch1">
        <chart:title svg:x="8.193cm" svg:y="0.397cm" chart:style-name="ch2">
          <text:p>Vector Length Performance</text:p>
        </chart:title>
        <chart:subtitle svg:x="5.612cm" svg:y="1.447cm" chart:style-name="ch3">
          <text:p>Performance with Given Vector Length Over Problem Size N^3</text:p>
        </chart:subtitle>
        <chart:legend chart:legend-position="end" svg:x="17.22cm" svg:y="4.972cm" style:legend-expansion="high" chart:style-name="ch4"/>
        <chart:plot-area chart:style-name="ch5" table:cell-range-address="Sheet1.G8:Sheet1.M10 Sheet1.H7:Sheet1.M7" chart:data-source-has-labels="row" svg:x="1.46cm" svg:y="2.634cm" svg:width="14.878cm" svg:height="9.196cm">
          <chartooo:coordinate-region svg:x="2.197cm" svg:y="2.837cm" svg:width="13.896cm" svg:height="8.338cm"/>
          <chart:axis chart:dimension="x" chart:name="primary-x" chart:style-name="ch6">
            <chart:title svg:x="7.815cm" svg:y="12.091cm" chart:style-name="ch7">
              <text:p>Vector Length</text:p>
            </chart:title>
          </chart:axis>
          <chart:axis chart:dimension="y" chart:name="primary-y" chart:style-name="ch6">
            <chart:title svg:x="0.451cm" svg:y="7.938cm" chart:style-name="ch8">
              <text:p>GFLOPS</text:p>
            </chart:title>
          </chart:axis>
          <chart:series chart:style-name="ch9" chart:values-cell-range-address="Sheet1.H8:Sheet1.H10" chart:label-cell-address="Sheet1.H7:Sheet1.H7" chart:class="chart:scatter">
            <chart:domain table:cell-range-address="Sheet1.G8:Sheet1.G10"/>
            <chart:data-point chart:repeated="3"/>
          </chart:series>
          <chart:series chart:style-name="ch10" chart:values-cell-range-address="Sheet1.I8:Sheet1.I10" chart:label-cell-address="Sheet1.I7:Sheet1.I7" chart:class="chart:scatter">
            <chart:data-point chart:repeated="3"/>
          </chart:series>
          <chart:series chart:style-name="ch11" chart:values-cell-range-address="Sheet1.J8:Sheet1.J10" chart:label-cell-address="Sheet1.J7:Sheet1.J7" chart:class="chart:scatter">
            <chart:data-point chart:repeated="3"/>
          </chart:series>
          <chart:series chart:style-name="ch12" chart:values-cell-range-address="Sheet1.K8:Sheet1.K10" chart:label-cell-address="Sheet1.K7:Sheet1.K7" chart:class="chart:scatter">
            <chart:data-point chart:repeated="3"/>
          </chart:series>
          <chart:series chart:style-name="ch13" chart:values-cell-range-address="Sheet1.L8:Sheet1.L10" chart:label-cell-address="Sheet1.L7:Sheet1.L7" chart:class="chart:scatter">
            <chart:data-point chart:repeated="3"/>
          </chart:series>
          <chart:series chart:style-name="ch14" chart:values-cell-range-address="Sheet1.M8:Sheet1.M10" chart:label-cell-address="Sheet1.M7:Sheet1.M7" chart:class="chart:scatte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OpenMP N = 16</text:p>
                <draw:g>
                  <svg:desc>Sheet1.H7:Sheet1.H7</svg:desc>
                </draw:g>
              </table:table-cell>
              <table:table-cell office:value-type="string">
                <text:p>OpenMP N = 64</text:p>
                <draw:g>
                  <svg:desc>Sheet1.I7:Sheet1.I7</svg:desc>
                </draw:g>
              </table:table-cell>
              <table:table-cell office:value-type="string">
                <text:p>OpenMP N = 128</text:p>
                <draw:g>
                  <svg:desc>Sheet1.J7:Sheet1.J7</svg:desc>
                </draw:g>
              </table:table-cell>
              <table:table-cell office:value-type="string">
                <text:p>Cuda N = 16</text:p>
                <draw:g>
                  <svg:desc>Sheet1.K7:Sheet1.K7</svg:desc>
                </draw:g>
              </table:table-cell>
              <table:table-cell office:value-type="string">
                <text:p>Cuda N = 64</text:p>
                <draw:g>
                  <svg:desc>Sheet1.L7:Sheet1.L7</svg:desc>
                </draw:g>
              </table:table-cell>
              <table:table-cell office:value-type="string">
                <text:p>Cuda N = 128</text:p>
                <draw:g>
                  <svg:desc>Sheet1.M7:Sheet1.M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8:Sheet1.G10</svg:desc>
                </draw:g>
              </table:table-cell>
              <table:table-cell office:value-type="float" office:value="0.110544">
                <text:p>0.110544</text:p>
                <draw:g>
                  <svg:desc>Sheet1.H8:Sheet1.H10</svg:desc>
                </draw:g>
              </table:table-cell>
              <table:table-cell office:value-type="float" office:value="0.50259">
                <text:p>0.50259</text:p>
                <draw:g>
                  <svg:desc>Sheet1.I8:Sheet1.I10</svg:desc>
                </draw:g>
              </table:table-cell>
              <table:table-cell office:value-type="float" office:value="1.09584">
                <text:p>1.09584</text:p>
                <draw:g>
                  <svg:desc>Sheet1.J8:Sheet1.J10</svg:desc>
                </draw:g>
              </table:table-cell>
              <table:table-cell office:value-type="float" office:value="0.087516">
                <text:p>0.087516</text:p>
                <draw:g>
                  <svg:desc>Sheet1.K8:Sheet1.K10</svg:desc>
                </draw:g>
              </table:table-cell>
              <table:table-cell office:value-type="float" office:value="0.611932">
                <text:p>0.611932</text:p>
                <draw:g>
                  <svg:desc>Sheet1.L8:Sheet1.L10</svg:desc>
                </draw:g>
              </table:table-cell>
              <table:table-cell office:value-type="float" office:value="1.2713">
                <text:p>1.2713</text:p>
                <draw:g>
                  <svg:desc>Sheet1.M8:Sheet1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11938">
                <text:p>0.111938</text:p>
              </table:table-cell>
              <table:table-cell office:value-type="float" office:value="0.502229">
                <text:p>0.502229</text:p>
              </table:table-cell>
              <table:table-cell office:value-type="float" office:value="1.11385">
                <text:p>1.11385</text:p>
              </table:table-cell>
              <table:table-cell office:value-type="float" office:value="0.0857736">
                <text:p>0.0857736</text:p>
              </table:table-cell>
              <table:table-cell office:value-type="float" office:value="1.41309">
                <text:p>1.41309</text:p>
              </table:table-cell>
              <table:table-cell office:value-type="float" office:value="3.51299">
                <text:p>3.51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11116">
                <text:p>0.111116</text:p>
              </table:table-cell>
              <table:table-cell office:value-type="float" office:value="0.495932">
                <text:p>0.495932</text:p>
              </table:table-cell>
              <table:table-cell office:value-type="float" office:value="1.11723">
                <text:p>1.11723</text:p>
              </table:table-cell>
              <table:table-cell office:value-type="float" office:value="0.0834751">
                <text:p>0.0834751</text:p>
              </table:table-cell>
              <table:table-cell office:value-type="float" office:value="1.17325">
                <text:p>1.17325</text:p>
              </table:table-cell>
              <table:table-cell office:value-type="float" office:value="4.07047">
                <text:p>4.070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dash" draw:stroke-dash="_32__20_Dots_20_1_20_Dash"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dash" draw:stroke-dash="_32__20_Dots_20_1_20_Dash"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dash" draw:stroke-dash="_32__20_Dots_20_1_20_Dash" svg:stroke-width="0.08cm" svg:stroke-color="#2300dc" draw:fill-color="#2300d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2300dc" draw:fill-color="#2300dc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draw:stroke="dash" draw:stroke-dash="Line_20_Style_20_9" svg:stroke-width="0.08cm" svg:stroke-color="#579d1c" draw:fill-color="#579d1c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/>
      <style:graphic-properties draw:stroke="dash" draw:stroke-dash="Line_20_Style_20_9"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/>
      <style:graphic-properties draw:stroke="dash" draw:stroke-dash="Line_20_Style_20_9" svg:stroke-width="0.08cm" svg:stroke-color="#2300dc" draw:fill-color="#2300dc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31cm" svg:height="13.312cm" xlink:href=".." xlink:type="simple" chart:class="chart:scatter" chart:style-name="ch1">
        <chart:title svg:x="9.099cm" svg:y="0.402cm" chart:style-name="ch2">
          <text:p>Comparing SYMGS</text:p>
        </chart:title>
        <chart:subtitle svg:x="6.167cm" svg:y="1.457cm" chart:style-name="ch3">
          <text:p>SYMGS Algorithm Performance Across Execution Spaces</text:p>
        </chart:subtitle>
        <chart:legend chart:legend-position="end" svg:x="17.518cm" svg:y="4.329cm" style:legend-expansion="high" chart:style-name="ch4"/>
        <chart:plot-area chart:style-name="ch5" table:cell-range-address="Sheet1.G52:Sheet1.P56" chart:data-source-has-labels="row" svg:x="1.464cm" svg:y="2.575cm" svg:width="15.159cm" svg:height="9.479cm">
          <chartooo:coordinate-region svg:x="1.904cm" svg:y="2.778cm" svg:width="14.434cm" svg:height="8.621cm"/>
          <chart:axis chart:dimension="x" chart:name="primary-x" chart:style-name="ch6">
            <chart:title svg:x="7.999cm" svg:y="12.32cm" chart:style-name="ch7">
              <text:p>Problem Size</text:p>
            </chart:title>
          </chart:axis>
          <chart:axis chart:dimension="y" chart:name="primary-y" chart:style-name="ch6">
            <chart:title svg:x="0.45cm" svg:y="8.425cm" chart:style-name="ch8">
              <text:p>Final GFLOPS</text:p>
            </chart:title>
            <chart:grid chart:style-name="ch9" chart:class="major"/>
          </chart:axis>
          <chart:series chart:style-name="ch10" chart:values-cell-range-address="Sheet1.H53:Sheet1.H56" chart:label-cell-address="Sheet1.H52:Sheet1.H52" chart:class="chart:scatter">
            <chart:domain table:cell-range-address="Sheet1.G53:Sheet1.G56"/>
            <chart:data-point chart:repeated="4"/>
          </chart:series>
          <chart:series chart:style-name="ch11" chart:values-cell-range-address="Sheet1.I53:Sheet1.I56" chart:label-cell-address="Sheet1.I52:Sheet1.I52" chart:class="chart:scatter">
            <chart:data-point chart:repeated="4"/>
          </chart:series>
          <chart:series chart:style-name="ch12" chart:values-cell-range-address="Sheet1.J53:Sheet1.J56" chart:label-cell-address="Sheet1.J52:Sheet1.J52" chart:class="chart:scatter">
            <chart:data-point chart:repeated="4"/>
          </chart:series>
          <chart:series chart:style-name="ch13" chart:values-cell-range-address="Sheet1.K53:Sheet1.K56" chart:label-cell-address="Sheet1.K52:Sheet1.K52" chart:class="chart:scatter">
            <chart:data-point chart:repeated="4"/>
          </chart:series>
          <chart:series chart:style-name="ch14" chart:values-cell-range-address="Sheet1.L53:Sheet1.L56" chart:label-cell-address="Sheet1.L52:Sheet1.L52" chart:class="chart:scatter">
            <chart:data-point chart:repeated="4"/>
          </chart:series>
          <chart:series chart:style-name="ch15" chart:values-cell-range-address="Sheet1.M53:Sheet1.M56" chart:label-cell-address="Sheet1.M52:Sheet1.M52" chart:class="chart:scatter">
            <chart:data-point chart:repeated="4"/>
          </chart:series>
          <chart:series chart:style-name="ch16" chart:values-cell-range-address="Sheet1.N53:Sheet1.N56" chart:label-cell-address="Sheet1.N52:Sheet1.N52" chart:class="chart:scatter">
            <chart:data-point chart:repeated="4"/>
          </chart:series>
          <chart:series chart:style-name="ch17" chart:values-cell-range-address="Sheet1.O53:Sheet1.O56" chart:label-cell-address="Sheet1.O52:Sheet1.O52" chart:class="chart:scatter">
            <chart:data-point chart:repeated="4"/>
          </chart:series>
          <chart:series chart:style-name="ch18" chart:values-cell-range-address="Sheet1.P53:Sheet1.P56" chart:label-cell-address="Sheet1.P52:Sheet1.P52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Simple-Serial</text:p>
                <draw:g>
                  <svg:desc>Sheet1.H52:Sheet1.H52</svg:desc>
                </draw:g>
              </table:table-cell>
              <table:table-cell office:value-type="string">
                <text:p>Simple-OpenMP</text:p>
                <draw:g>
                  <svg:desc>Sheet1.I52:Sheet1.I52</svg:desc>
                </draw:g>
              </table:table-cell>
              <table:table-cell office:value-type="string">
                <text:p>Simple-Cuda</text:p>
                <draw:g>
                  <svg:desc>Sheet1.J52:Sheet1.J52</svg:desc>
                </draw:g>
              </table:table-cell>
              <table:table-cell office:value-type="string">
                <text:p>Level-Serial</text:p>
                <draw:g>
                  <svg:desc>Sheet1.K52:Sheet1.K52</svg:desc>
                </draw:g>
              </table:table-cell>
              <table:table-cell office:value-type="string">
                <text:p>Level-OpenMP</text:p>
                <draw:g>
                  <svg:desc>Sheet1.L52:Sheet1.L52</svg:desc>
                </draw:g>
              </table:table-cell>
              <table:table-cell office:value-type="string">
                <text:p>Level-Cuda</text:p>
                <draw:g>
                  <svg:desc>Sheet1.M52:Sheet1.M52</svg:desc>
                </draw:g>
              </table:table-cell>
              <table:table-cell office:value-type="string">
                <text:p>Inexact-Serial</text:p>
                <draw:g>
                  <svg:desc>Sheet1.N52:Sheet1.N52</svg:desc>
                </draw:g>
              </table:table-cell>
              <table:table-cell office:value-type="string">
                <text:p>Inexact-OpenMP</text:p>
                <draw:g>
                  <svg:desc>Sheet1.O52:Sheet1.O52</svg:desc>
                </draw:g>
              </table:table-cell>
              <table:table-cell office:value-type="string">
                <text:p>Inexact-Cuda</text:p>
                <draw:g>
                  <svg:desc>Sheet1.P52:Sheet1.P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G53:Sheet1.G56</svg:desc>
                </draw:g>
              </table:table-cell>
              <table:table-cell office:value-type="float" office:value="1.46676">
                <text:p>1.46676</text:p>
                <draw:g>
                  <svg:desc>Sheet1.H53:Sheet1.H56</svg:desc>
                </draw:g>
              </table:table-cell>
              <table:table-cell office:value-type="float" office:value="1.67202">
                <text:p>1.67202</text:p>
                <draw:g>
                  <svg:desc>Sheet1.I53:Sheet1.I56</svg:desc>
                </draw:g>
              </table:table-cell>
              <table:table-cell office:value-type="float" office:value="0.408776">
                <text:p>0.408776</text:p>
                <draw:g>
                  <svg:desc>Sheet1.J53:Sheet1.J56</svg:desc>
                </draw:g>
              </table:table-cell>
              <table:table-cell office:value-type="float" office:value="0.22152">
                <text:p>0.22152</text:p>
                <draw:g>
                  <svg:desc>Sheet1.K53:Sheet1.K56</svg:desc>
                </draw:g>
              </table:table-cell>
              <table:table-cell office:value-type="float" office:value="0.233525">
                <text:p>0.233525</text:p>
                <draw:g>
                  <svg:desc>Sheet1.L53:Sheet1.L56</svg:desc>
                </draw:g>
              </table:table-cell>
              <table:table-cell office:value-type="float" office:value="0.0634977">
                <text:p>0.0634977</text:p>
                <draw:g>
                  <svg:desc>Sheet1.M53:Sheet1.M56</svg:desc>
                </draw:g>
              </table:table-cell>
              <table:table-cell office:value-type="float" office:value="0.269744">
                <text:p>0.269744</text:p>
                <draw:g>
                  <svg:desc>Sheet1.N53:Sheet1.N56</svg:desc>
                </draw:g>
              </table:table-cell>
              <table:table-cell office:value-type="float" office:value="0.295145">
                <text:p>0.295145</text:p>
                <draw:g>
                  <svg:desc>Sheet1.O53:Sheet1.O56</svg:desc>
                </draw:g>
              </table:table-cell>
              <table:table-cell office:value-type="float" office:value="0.091606">
                <text:p>0.091606</text:p>
                <draw:g>
                  <svg:desc>Sheet1.P53:Sheet1.P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1.45816">
                <text:p>1.45816</text:p>
              </table:table-cell>
              <table:table-cell office:value-type="float" office:value="1.76462">
                <text:p>1.76462</text:p>
              </table:table-cell>
              <table:table-cell office:value-type="float" office:value="0.64954">
                <text:p>0.64954</text:p>
              </table:table-cell>
              <table:table-cell office:value-type="float" office:value="1.56839">
                <text:p>1.56839</text:p>
              </table:table-cell>
              <table:table-cell office:value-type="float" office:value="2.42687">
                <text:p>2.42687</text:p>
              </table:table-cell>
              <table:table-cell office:value-type="float" office:value="0.720434">
                <text:p>0.720434</text:p>
              </table:table-cell>
              <table:table-cell office:value-type="float" office:value="0.485523">
                <text:p>0.485523</text:p>
              </table:table-cell>
              <table:table-cell office:value-type="float" office:value="0.97734">
                <text:p>0.97734</text:p>
              </table:table-cell>
              <table:table-cell office:value-type="float" office:value="0.560632">
                <text:p>0.560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1.49575">
                <text:p>1.49575</text:p>
              </table:table-cell>
              <table:table-cell office:value-type="float" office:value="1.82678">
                <text:p>1.82678</text:p>
              </table:table-cell>
              <table:table-cell office:value-type="float" office:value="0.660526">
                <text:p>0.660526</text:p>
              </table:table-cell>
              <table:table-cell office:value-type="float" office:value="2.18794">
                <text:p>2.18794</text:p>
              </table:table-cell>
              <table:table-cell office:value-type="float" office:value="4.19081">
                <text:p>4.19081</text:p>
              </table:table-cell>
              <table:table-cell office:value-type="float" office:value="2.1373">
                <text:p>2.1373</text:p>
              </table:table-cell>
              <table:table-cell office:value-type="float" office:value="0.810011">
                <text:p>0.810011</text:p>
              </table:table-cell>
              <table:table-cell office:value-type="float" office:value="1.84878">
                <text:p>1.84878</text:p>
              </table:table-cell>
              <table:table-cell office:value-type="float" office:value="1.39231">
                <text:p>1.39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">
                <text:p>196</text:p>
              </table:table-cell>
              <table:table-cell office:value-type="float" office:value="1.5048">
                <text:p>1.5048</text:p>
              </table:table-cell>
              <table:table-cell office:value-type="float" office:value="1.842">
                <text:p>1.842</text:p>
              </table:table-cell>
              <table:table-cell office:value-type="float" office:value="0.659346">
                <text:p>0.659346</text:p>
              </table:table-cell>
              <table:table-cell office:value-type="float" office:value="2.37896">
                <text:p>2.37896</text:p>
              </table:table-cell>
              <table:table-cell office:value-type="float" office:value="4.858">
                <text:p>4.858</text:p>
              </table:table-cell>
              <table:table-cell office:value-type="float" office:value="2.89654">
                <text:p>2.89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dash" draw:stroke-dash="_32__20_Dots_20_1_20_Dash"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dash" draw:stroke-dash="_32__20_Dots_20_1_20_Dash"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dash" draw:stroke-dash="_32__20_Dots_20_1_20_Dash" svg:stroke-width="0.08cm" svg:stroke-color="#2300dc" draw:fill-color="#2300d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2300dc" draw:fill-color="#2300dc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draw:stroke="dash" draw:stroke-dash="Line_20_Style_20_9" svg:stroke-width="0.08cm" svg:stroke-color="#579d1c" draw:fill-color="#579d1c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/>
      <style:graphic-properties draw:stroke="dash" draw:stroke-dash="Line_20_Style_20_9"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/>
      <style:graphic-properties draw:stroke="dash" draw:stroke-dash="Line_20_Style_20_9" svg:stroke-width="0.08cm" svg:stroke-color="#2300dc" draw:fill-color="#2300dc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31cm" svg:height="13.312cm" xlink:href=".." xlink:type="simple" chart:class="chart:scatter" chart:style-name="ch1">
        <chart:title svg:x="9.099cm" svg:y="0.402cm" chart:style-name="ch2">
          <text:p>Comparing SYMGS</text:p>
        </chart:title>
        <chart:subtitle svg:x="6.167cm" svg:y="1.457cm" chart:style-name="ch3">
          <text:p>SYMGS Algorithm Performance Across Execution Spaces</text:p>
        </chart:subtitle>
        <chart:legend chart:legend-position="end" svg:x="17.518cm" svg:y="4.329cm" style:legend-expansion="high" chart:style-name="ch4"/>
        <chart:plot-area chart:style-name="ch5" table:cell-range-address="Sheet1.G53:Sheet1.P56 Sheet1.H52:Sheet1.P52" chart:data-source-has-labels="row" svg:x="1.465cm" svg:y="2.654cm" svg:width="15.161cm" svg:height="9.403cm">
          <chartooo:coordinate-region svg:x="1.905cm" svg:y="2.857cm" svg:width="14.436cm" svg:height="8.545cm"/>
          <chart:axis chart:dimension="x" chart:name="primary-x" chart:style-name="ch6">
            <chart:title svg:x="8.001cm" svg:y="12.323cm" chart:style-name="ch7">
              <text:p>Problem Size</text:p>
            </chart:title>
          </chart:axis>
          <chart:axis chart:dimension="y" chart:name="primary-y" chart:style-name="ch6">
            <chart:title svg:x="0.451cm" svg:y="8.466cm" chart:style-name="ch8">
              <text:p>Final GFLOPS</text:p>
            </chart:title>
            <chart:grid chart:style-name="ch9" chart:class="major"/>
          </chart:axis>
          <chart:series chart:style-name="ch10" chart:values-cell-range-address="Sheet1.H53:Sheet1.H56" chart:label-cell-address="Sheet1.H52:Sheet1.H52" chart:class="chart:scatter">
            <chart:domain table:cell-range-address="Sheet1.G53:Sheet1.G56"/>
            <chart:data-point chart:repeated="4"/>
          </chart:series>
          <chart:series chart:style-name="ch11" chart:values-cell-range-address="Sheet1.I53:Sheet1.I56" chart:label-cell-address="Sheet1.I52:Sheet1.I52" chart:class="chart:scatter">
            <chart:data-point chart:repeated="4"/>
          </chart:series>
          <chart:series chart:style-name="ch12" chart:values-cell-range-address="Sheet1.J53:Sheet1.J56" chart:label-cell-address="Sheet1.J52:Sheet1.J52" chart:class="chart:scatter">
            <chart:data-point chart:repeated="4"/>
          </chart:series>
          <chart:series chart:style-name="ch13" chart:values-cell-range-address="Sheet1.K53:Sheet1.K56" chart:label-cell-address="Sheet1.K52:Sheet1.K52" chart:class="chart:scatter">
            <chart:data-point chart:repeated="4"/>
          </chart:series>
          <chart:series chart:style-name="ch14" chart:values-cell-range-address="Sheet1.L53:Sheet1.L56" chart:label-cell-address="Sheet1.L52:Sheet1.L52" chart:class="chart:scatter">
            <chart:data-point chart:repeated="4"/>
          </chart:series>
          <chart:series chart:style-name="ch15" chart:values-cell-range-address="Sheet1.M53:Sheet1.M56" chart:label-cell-address="Sheet1.M52:Sheet1.M52" chart:class="chart:scatter">
            <chart:data-point chart:repeated="4"/>
          </chart:series>
          <chart:series chart:style-name="ch16" chart:values-cell-range-address="Sheet1.N53:Sheet1.N56" chart:label-cell-address="Sheet1.N52:Sheet1.N52" chart:class="chart:scatter">
            <chart:data-point chart:repeated="4"/>
          </chart:series>
          <chart:series chart:style-name="ch17" chart:values-cell-range-address="Sheet1.O53:Sheet1.O56" chart:label-cell-address="Sheet1.O52:Sheet1.O52" chart:class="chart:scatter">
            <chart:data-point chart:repeated="4"/>
          </chart:series>
          <chart:series chart:style-name="ch18" chart:values-cell-range-address="Sheet1.P53:Sheet1.P56" chart:label-cell-address="Sheet1.P52:Sheet1.P52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Simple-Serial</text:p>
                <draw:g>
                  <svg:desc>Sheet1.H52:Sheet1.H52</svg:desc>
                </draw:g>
              </table:table-cell>
              <table:table-cell office:value-type="string">
                <text:p>Simple-OpenMP</text:p>
                <draw:g>
                  <svg:desc>Sheet1.I52:Sheet1.I52</svg:desc>
                </draw:g>
              </table:table-cell>
              <table:table-cell office:value-type="string">
                <text:p>Simple-Cuda</text:p>
                <draw:g>
                  <svg:desc>Sheet1.J52:Sheet1.J52</svg:desc>
                </draw:g>
              </table:table-cell>
              <table:table-cell office:value-type="string">
                <text:p>Level-Serial</text:p>
                <draw:g>
                  <svg:desc>Sheet1.K52:Sheet1.K52</svg:desc>
                </draw:g>
              </table:table-cell>
              <table:table-cell office:value-type="string">
                <text:p>Level-OpenMP</text:p>
                <draw:g>
                  <svg:desc>Sheet1.L52:Sheet1.L52</svg:desc>
                </draw:g>
              </table:table-cell>
              <table:table-cell office:value-type="string">
                <text:p>Level-Cuda</text:p>
                <draw:g>
                  <svg:desc>Sheet1.M52:Sheet1.M52</svg:desc>
                </draw:g>
              </table:table-cell>
              <table:table-cell office:value-type="string">
                <text:p>Inexact-Serial</text:p>
                <draw:g>
                  <svg:desc>Sheet1.N52:Sheet1.N52</svg:desc>
                </draw:g>
              </table:table-cell>
              <table:table-cell office:value-type="string">
                <text:p>Inexact-OpenMP</text:p>
                <draw:g>
                  <svg:desc>Sheet1.O52:Sheet1.O52</svg:desc>
                </draw:g>
              </table:table-cell>
              <table:table-cell office:value-type="string">
                <text:p>Inexact-Cuda</text:p>
                <draw:g>
                  <svg:desc>Sheet1.P52:Sheet1.P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G53:Sheet1.G56</svg:desc>
                </draw:g>
              </table:table-cell>
              <table:table-cell office:value-type="float" office:value="1.46676">
                <text:p>1.46676</text:p>
                <draw:g>
                  <svg:desc>Sheet1.H53:Sheet1.H56</svg:desc>
                </draw:g>
              </table:table-cell>
              <table:table-cell office:value-type="float" office:value="1.67202">
                <text:p>1.67202</text:p>
                <draw:g>
                  <svg:desc>Sheet1.I53:Sheet1.I56</svg:desc>
                </draw:g>
              </table:table-cell>
              <table:table-cell office:value-type="float" office:value="0.408776">
                <text:p>0.408776</text:p>
                <draw:g>
                  <svg:desc>Sheet1.J53:Sheet1.J56</svg:desc>
                </draw:g>
              </table:table-cell>
              <table:table-cell office:value-type="float" office:value="0.22152">
                <text:p>0.22152</text:p>
                <draw:g>
                  <svg:desc>Sheet1.K53:Sheet1.K56</svg:desc>
                </draw:g>
              </table:table-cell>
              <table:table-cell office:value-type="float" office:value="0.233525">
                <text:p>0.233525</text:p>
                <draw:g>
                  <svg:desc>Sheet1.L53:Sheet1.L56</svg:desc>
                </draw:g>
              </table:table-cell>
              <table:table-cell office:value-type="float" office:value="0.0634977">
                <text:p>0.0634977</text:p>
                <draw:g>
                  <svg:desc>Sheet1.M53:Sheet1.M56</svg:desc>
                </draw:g>
              </table:table-cell>
              <table:table-cell office:value-type="float" office:value="0.269744">
                <text:p>0.269744</text:p>
                <draw:g>
                  <svg:desc>Sheet1.N53:Sheet1.N56</svg:desc>
                </draw:g>
              </table:table-cell>
              <table:table-cell office:value-type="float" office:value="0.295145">
                <text:p>0.295145</text:p>
                <draw:g>
                  <svg:desc>Sheet1.O53:Sheet1.O56</svg:desc>
                </draw:g>
              </table:table-cell>
              <table:table-cell office:value-type="float" office:value="0.091606">
                <text:p>0.091606</text:p>
                <draw:g>
                  <svg:desc>Sheet1.P53:Sheet1.P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1.45816">
                <text:p>1.45816</text:p>
              </table:table-cell>
              <table:table-cell office:value-type="float" office:value="1.76462">
                <text:p>1.76462</text:p>
              </table:table-cell>
              <table:table-cell office:value-type="float" office:value="0.64954">
                <text:p>0.64954</text:p>
              </table:table-cell>
              <table:table-cell office:value-type="float" office:value="1.56839">
                <text:p>1.56839</text:p>
              </table:table-cell>
              <table:table-cell office:value-type="float" office:value="2.42687">
                <text:p>2.42687</text:p>
              </table:table-cell>
              <table:table-cell office:value-type="float" office:value="0.720434">
                <text:p>0.720434</text:p>
              </table:table-cell>
              <table:table-cell office:value-type="float" office:value="0.485523">
                <text:p>0.485523</text:p>
              </table:table-cell>
              <table:table-cell office:value-type="float" office:value="0.97734">
                <text:p>0.97734</text:p>
              </table:table-cell>
              <table:table-cell office:value-type="float" office:value="0.560632">
                <text:p>0.560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1.49575">
                <text:p>1.49575</text:p>
              </table:table-cell>
              <table:table-cell office:value-type="float" office:value="1.82678">
                <text:p>1.82678</text:p>
              </table:table-cell>
              <table:table-cell office:value-type="float" office:value="0.660526">
                <text:p>0.660526</text:p>
              </table:table-cell>
              <table:table-cell office:value-type="float" office:value="2.18794">
                <text:p>2.18794</text:p>
              </table:table-cell>
              <table:table-cell office:value-type="float" office:value="4.19081">
                <text:p>4.19081</text:p>
              </table:table-cell>
              <table:table-cell office:value-type="float" office:value="2.1373">
                <text:p>2.1373</text:p>
              </table:table-cell>
              <table:table-cell office:value-type="float" office:value="0.810011">
                <text:p>0.810011</text:p>
              </table:table-cell>
              <table:table-cell office:value-type="float" office:value="1.84878">
                <text:p>1.84878</text:p>
              </table:table-cell>
              <table:table-cell office:value-type="float" office:value="1.39231">
                <text:p>1.39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">
                <text:p>196</text:p>
              </table:table-cell>
              <table:table-cell office:value-type="float" office:value="1.5048">
                <text:p>1.5048</text:p>
              </table:table-cell>
              <table:table-cell office:value-type="float" office:value="1.842">
                <text:p>1.842</text:p>
              </table:table-cell>
              <table:table-cell office:value-type="float" office:value="0.659346">
                <text:p>0.659346</text:p>
              </table:table-cell>
              <table:table-cell office:value-type="float" office:value="2.37896">
                <text:p>2.37896</text:p>
              </table:table-cell>
              <table:table-cell office:value-type="float" office:value="4.858">
                <text:p>4.858</text:p>
              </table:table-cell>
              <table:table-cell office:value-type="float" office:value="2.89654">
                <text:p>2.89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</office:styles>
</office:document-styles>
</file>